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8bf2"/>
    </style:style>
    <style:style style:name="P2" style:family="paragraph" style:parent-style-name="Table_20_Contents">
      <style:text-properties fo:font-weight="bold" officeooo:paragraph-rsid="00098bf2" style:font-weight-asian="bold" style:font-weight-complex="bold"/>
    </style:style>
    <style:style style:name="P3" style:family="paragraph" style:parent-style-name="Table_20_Contents">
      <style:text-properties officeooo:paragraph-rsid="00098bf2"/>
    </style:style>
    <style:style style:name="P4" style:family="paragraph" style:parent-style-name="Table_20_Contents">
      <style:text-properties officeooo:rsid="00098bf2" officeooo:paragraph-rsid="00098bf2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9a3ea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>
      <style:text-properties officeooo:paragraph-rsid="00098bf2"/>
    </style:style>
    <style:style style:name="P7" style:family="paragraph" style:parent-style-name="Azione_20_attore">
      <style:text-properties officeooo:rsid="000ad213" officeooo:paragraph-rsid="00098bf2"/>
    </style:style>
    <style:style style:name="P8" style:family="paragraph" style:parent-style-name="Table_20_Contents">
      <style:text-properties officeooo:rsid="00098bf2" officeooo:paragraph-rsid="0009d906"/>
    </style:style>
    <style:style style:name="P9" style:family="paragraph" style:parent-style-name="Table_20_Contents">
      <style:text-properties officeooo:rsid="000c4c67" officeooo:paragraph-rsid="0009d906"/>
    </style:style>
    <style:style style:name="P10" style:family="paragraph" style:parent-style-name="Azione_20_sistema">
      <style:text-properties officeooo:rsid="000ad213" officeooo:paragraph-rsid="00098bf2"/>
    </style:style>
    <style:style style:name="P11" style:family="paragraph" style:parent-style-name="Azione_20_sistema">
      <style:text-properties officeooo:rsid="00148823" officeooo:paragraph-rsid="0009d906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148823" officeooo:paragraph-rsid="0009d906"/>
    </style:style>
    <style:style style:name="P13" style:family="paragraph" style:parent-style-name="Standard" style:list-style-name="L1">
      <style:text-properties officeooo:paragraph-rsid="00098bf2"/>
    </style:style>
    <style:style style:name="P14" style:family="paragraph" style:parent-style-name="Standard">
      <style:text-properties officeooo:rsid="00098bf2" officeooo:paragraph-rsid="00098bf2"/>
    </style:style>
    <style:style style:name="T1" style:family="text">
      <style:text-properties officeooo:rsid="0011615f"/>
    </style:style>
    <style:style style:name="T2" style:family="text">
      <style:text-properties officeooo:rsid="00093f40"/>
    </style:style>
    <style:style style:name="T3" style:family="text">
      <style:text-properties fo:font-weight="normal" officeooo:rsid="00098bf2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officeooo:rsid="001bdef1"/>
    </style:style>
    <style:style style:name="T7" style:family="text">
      <style:text-properties officeooo:rsid="00098bf2"/>
    </style:style>
    <style:style style:name="T8" style:family="text">
      <style:text-properties officeooo:rsid="000a0e29"/>
    </style:style>
    <style:style style:name="T9" style:family="text">
      <style:text-properties officeooo:rsid="001ee7e5"/>
    </style:style>
    <style:style style:name="T10" style:family="text">
      <style:text-properties officeooo:rsid="000425b2"/>
    </style:style>
    <style:style style:name="T11" style:family="text">
      <style:text-properties officeooo:rsid="0009a3ea"/>
    </style:style>
    <style:style style:name="T12" style:family="text">
      <style:text-properties officeooo:rsid="0009d90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8"><text:span text:style-name="T12">Variazioni Extra</text:span></text:p>
          </table:table-cell>
        </table:table-row>
        <table:table-row table:style-name="Tabella33.1">
          <table:table-cell table:style-name="Tabella33.A2" office:value-type="string">
            <text:p text:style-name="P2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3"><text:span text:style-name="T1">Iniziato da: </text:span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3"><text:span text:style-name="T2">L'utente accede al sistema e viene riconosciuto come </text:span><text:span text:style-name="T3">Impiegato</text:span></text:p>
          </table:table-cell>
        </table:table-row>
        <table:table-row table:style-name="Tabella33.5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39704948" text:style-name="Numerazione_20_UC">
              <text:list-item text:start-value="1">
                <text:p text:style-name="P6"><text:span text:style-name="T2">L' utente accede </text:span><text:span text:style-name="T4">alla sezione </text:span><text:span text:style-name="T7">“</text:span><text:span text:style-name="T12">Variazioni extra</text:span><text:span text:style-name="T7">”</text:span><text:span text:style-name="T12"> relativa ad un determinato iscritto</text:span></text:p>
                <text:p text:style-name="P10"/>
              </text:list-item>
              <text:list-item>
                <text:p text:style-name="P10">Il sistema mostra <text:span text:style-name="T12">una form in cui è possibile inserire descrizione, data e costo della variazione extra di servizi</text:span></text:p>
                <text:p text:style-name="P7"/>
              </text:list-item>
              <text:list-item>
                <text:p text:style-name="P7">L<text:span text:style-name="T5">'</text:span>utente <text:span text:style-name="T12">inserisce le informazioni richieste e sottomette al sistema</text:span></text:p>
                <text:p text:style-name="P10"/>
              </text:list-item>
              <text:list-item>
                <text:p text:style-name="P11"><text:span text:style-name="T12">Il sistema conferma l'avvenuto inseriment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list xml:id="list40153955" text:continue-numbering="true" text:style-name="Numerazione_20_UC">
              <text:list-header>
                <text:p text:style-name="P12"><text:span text:style-name="T12">Il si</text:span>stema <text:span text:style-name="T12">visualizza l'elenco delle variazioni extra richieste dall'iscritto aggiornato</text:span></text:p>
              </text:list-header>
            </text:list>
          </table:table-cell>
        </table:table-row>
        <table:table-row table:style-name="Tabella33.7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39704949" text:style-name="L1">
              <text:list-item>
                <text:p text:style-name="P13">Nel caso di un errore utente, il sistema mostra all’utente un messaggio di errore che <text:span text:style-name="T4">ne indica la causa.</text:span></text:p>
              </text:list-item>
            </text:list>
            <text:p text:style-name="P14"/>
          </table:table-cell>
        </table:table-row>
        <table:table-row>
          <table:table-cell table:style-name="Tabella33.A2" office:value-type="string">
            <text:p text:style-name="P2"><text:span text:style-name="T12">R</text:span>equisiti qualitativi</text:p>
          </table:table-cell>
          <table:table-cell table:style-name="Tabella33.B2" office:value-type="string">
            <text:p text:style-name="P9"><text:span text:style-name="T12">N/D</text:span></text:p>
          </table:table-cell>
        </table:table-row>
      </table:table>
      <text:p text:style-name="P5">UC <text:span text:style-name="T12">9</text:span> <text:span text:style-name="T12">L'impiegato registra le variazioni extra di servizi per ogni iscrit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27:39.29</meta:creation-date>
    <dc:date>2012-10-25T20:02:39.35</dc:date>
    <meta:editing-duration>P0D</meta:editing-duration>
    <meta:editing-cycles>3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20" meta:word-count="125" meta:character-count="825" meta:non-whitespace-character-count="725"/>
  </office:meta>
</office:document-meta>
</file>